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90c8c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90c8c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6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7" style:family="text">
      <style:text-properties fo:color="#000000" loext:opacity="100%" style:font-name="Times New Roman" fo:language="en" fo:country="US" fo:background-color="#ffffff" loext:char-shading-value="0" style:font-name-complex="Times New Roman1"/>
    </style:style>
    <style:style style:name="T8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XXVI</text:span><text:span text:style-name="T6">I</text:span></text:p>
      <text:p text:style-name="P2"><text:span text:style-name="T8">«И зачем я только сюда прилетела! Какой холод! Хорошо, что хоть в комплексе тепло!» – недовольно бормотала Алена, сходя со снегохода и направляясь к одному из ангаров базы. Войдя внутрь, она скинула куртку и пошла по длинным коридорам в сторону кабинета Марии. Наконец подойдя к двери, она приложила пропуск. После короткого сигнала дверь со щелчком открылась. Сделав уверенный шаг внутрь, Алена настороженно посмотрела на высокую спинку кресла, которое было отвернуто от стола. В следующий момент оно повернулось к столу. В нем сидел молодой человек в клетчатом костюме. Под пиджаком на белую рубашку была надета аккуратная жилетка, прикрывающая осторожный галстук. Одна рука лежала на подлокотнике, а на другой висел небольшой зонтик. Склонив голову набок, он улыбнулся.</text:span></text:p>
      <text:p text:style-name="P2"><text:span text:style-name="T8">–Добрый день, юная леди, Алена, кажется, – произнес он негромко.</text:span></text:p>
      <text:p text:style-name="P2"><text:span text:style-name="T8">–И кто ты такой? И как вообще ты попал сюда? Это строго засекреченная и особо охраняемая территория! – сказала дерзко Алена.</text:span></text:p>
      <text:p text:style-name="P2"><text:span text:style-name="T8">–Да, это было нелегко, не спорю. Но у меня не так много времени, а обсуждение того, как я сюда попал – пустая трата времени. Меня зовут Вадим Керниган. Кто я такой – неважно. Я предлагаю вам сотрудничество для того, чтобы достигнуть нашей общей цели, – размеренно произнес он.</text:span></text:p>
      <text:p text:style-name="P2"><text:span text:style-name="T8">–Бла, бла, бла. Очень интересно. Во-первых, никакие сотрудничества меня не интересуют! Во-вторых, в данный момент ты здесь </text:span><text:soft-page-break/><text:span text:style-name="T8">самозванец, неизвестно как попавший сюда! – сказала резко Алена, выхватывая и раскладывая арбалет и направляя на Вадима. </text:span></text:p>
      <text:p text:style-name="P2"><text:span text:style-name="T8">–Зачем ты так резко реагируешь? Будь спокойнее, – усмехнулся Керниган, нажимая на вторую кнопку на зонтике, после чего он стал похож на небольшое ружье, на конце которого образовалась раскаленная металлическая спираль, из центра которой, светясь и потрескивая струились искры, которые образовывали шарик из электрических зарядов и плазмы, удерживаемый тремя лазерными лучами. В этот же момент у шеи Вадима ровно на уровне сонной артерии застыла игла шприца, который держала Мария, стоявшая позади него. Тот усмехнулся. В этот же момент у лба Марии оказался наконечник мощного лазера, который направил на нее Арчи, спустившийся с потолка. </text:span></text:p>
      <text:p text:style-name="P2"><text:span text:style-name="T8">–Ну вот видите. Еще мгновение и никто не останется жив. Я предлагаю вам следующее продолжение. Мы сейчас сядем и поговорим. Если вам понравится мое предложение, обсудим детали, нет – разойдемся мирно. Не будет смысла, если почти захватившие мир гениальные злодеи закончат свою карьеру вот так нелепо, – произнес молодой человек. </text:span></text:p>
      <text:p text:style-name="P2"><text:span text:style-name="T8">–Почему мы должны верить вам, мистер Керниган? – спросила Мария невозмутимо. </text:span></text:p>
      <text:p text:style-name="P2"><text:span text:style-name="T8">–Потому что я никому еще на этой базе не причинил никакого вреда. Хотел бы убить вас. Уже сделал бы это, но это не в моих интересах. </text:span></text:p>
      <text:p text:style-name="P2"><text:span text:style-name="T8">–Раз хотел что-то обсудить, зачем было проникать, почему не назначил встречу? – спросила Алена. </text:span></text:p>
      <text:p text:style-name="P2"><text:soft-page-break/><text:span text:style-name="T8">–Я тщательно все о вас узнал. Вы бы даже не стали рассматривать эту встречу, потому что работаете сами и ни на кого не полагаетесь. А так я ставлю вас перед фактом разговора.</text:span></text:p>
      <text:p text:style-name="P2"><text:span text:style-name="T8">В следующие несколько секунд продолжилось молчание, после чего все еще раз переглянулись, и, выдохнув кивнули друг другу. Алена медленно опустила оружие, Мария убрала шприц от шеи Кернигана, тот нажал на кнопку и у него в руках вновь оказался обычный зонт, огоньки на корпусе Арчи сменили красное свечение на зеленое и, убрав лазер, он заполз на плечо Вадима. Мария и Алена сели в кресла напротив него во внимании. </text:span></text:p>
      <text:p text:style-name="P2"><text:span text:style-name="T8">–Мне известно, что вы стремитесь к мировому господству. Сразу прошу обойтись без лишних вопросов. Я знаю о вас все. Я являюсь директором </text:span><text:span text:style-name="T7">KERNIGAN</text:span><text:span text:style-name="T8"> </text:span><text:span text:style-name="T7">COMPANY</text:span><text:span text:style-name="T8"> </text:span><text:span text:style-name="T7">ENTERPRISES</text:span><text:span text:style-name="T8">, и предлагаю вам сотрудничество с нами для более быстрого и успешного достижения вашей цели совместными усилиями. Мы сможем предоставить вам абсолютно все, вы же поможете нам в реализации. Вы скажете, что это бред. Мы столько лет являемся крупнейшей криминальной империей и до сих пор не имеем господства в мире, спросите почему? Отвечу вам, что какой бы крупной империей мы не были, нам нужны такие люди как вы. Я предлагаю вам взаимовыгодный контракт. Все его условия в папке, которая лежит перед вами на столе. </text:span></text:p>
      <text:p text:style-name="P2"><text:span text:style-name="T8">Алена открыла папку и пробежалась глазами по бумагам, после чего передала их Марии. Та, рассмотрев их, задумалась. Посидев пару минут, она кивнула дочери.</text:span></text:p>
      <text:p text:style-name="P2"><text:soft-page-break/><text:span text:style-name="T8">–Ну что ж, Вадим, пожалуй, мы рассмотрим ваше предложение. Но знайте, что мы придерживаемся еще и мести одной семье, а еще у нас на пути стоят секретные международные агенты. </text:span></text:p>
      <text:p text:style-name="P2"><text:span text:style-name="T8">–Семья Алехиных и Калашовы не доставят нам особых проблем при работе вместе, Алена Викторовна, – сказал он, после чего глаза Марии и Алены расширились от удивления. </text:span></text:p>
      <text:p text:style-name="P2"><text:span text:style-name="T8">–Удивлены, что я знаю о том, что ваш отец сводный брат Павла Данииловича Алехина? Я же говорил, что знаю о вас все. </text:span></text:p>
      <text:p text:style-name="P2"><text:span text:style-name="T8">Закатив глаза, Алена резко оставила роспись в контракте. Мария поставила следующую роспись. Улыбнувшись, Вадим оставил свою роспись и убрал контракт обратно в папку. </text:span></text:p>
      <text:p text:style-name="P2"><text:span text:style-name="T8">–Уважаю ваше решение в полной мере. А теперь предлагаю вам отправиться в мой офис на совещание, чтобы обсудить дальнейшие планы. Совещание пройдет в Гонконге. Самолет через 6 часов, – произнес Керниган, посмотрев на часы.</text:span></text:p>
      <text:p text:style-name="P2"><text:span text:style-name="T8">–Я должна остаться здесь. С вами на совещание полетит Алена, – сказала Мария.</text:span></text:p>
      <text:p text:style-name="P2"><text:span text:style-name="T8">–Хорошо. Тогда нам нужно отправляться через 20 минут. Я пока подготовлю снегоходы, – сказал Вадим и вышел из зала. </text:span></text:p>
      <text:p text:style-name="P2"><text:span text:style-name="T8">–Я не доверяю ему, – сказала тихо Алена. </text:span></text:p>
      <text:p text:style-name="P2"><text:span text:style-name="T8">–Но их помощь нам очень кстати. Да и вроде он действительно заинтересован в сотрудничестве, – ответила Мария.</text:span></text:p>
      <text:p text:style-name="P2"><text:span text:style-name="T8">–Ну что ж, тогда я пошла собираться в Гонконг. Сообщу обо всем по ходу дела.</text:span></text:p>
      <text:p text:style-name="P2"><text:soft-page-break/><text:span text:style-name="T8">Попрощавшись с матерью, Алена удалилась из зала, и уже через полчаса два снегохода растворялись в просторах снежной пустыни, все больше удаляясь от базы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0:46.106000000</meta:creation-date>
    <dc:date>2022-05-15T20:31:05.957000000</dc:date>
    <meta:editing-duration>PT20S</meta:editing-duration>
    <meta:editing-cycles>1</meta:editing-cycles>
    <meta:document-statistic meta:table-count="0" meta:image-count="0" meta:object-count="0" meta:page-count="5" meta:paragraph-count="26" meta:word-count="864" meta:character-count="5596" meta:non-whitespace-character-count="4725"/>
    <meta:generator>LibreOffice/7.2.2.2$Windows_X86_64 LibreOffice_project/02b2acce88a210515b4a5bb2e46cbfb63fe97d56</meta:generator>
  </office:meta>
</office:document-meta>
</file>